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2pt" officeooo:paragraph-rsid="001da2b5" style:font-size-asian="12pt" style:font-size-complex="12pt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da2b5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1da2b5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0f7f32" officeooo:paragraph-rsid="001da2b5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paragraph-rsid="001da2b5" style:font-size-asian="11pt" style:font-size-complex="11pt"/>
    </style:style>
    <style:style style:name="P7" style:family="paragraph" style:parent-style-name="UrbanBody">
      <style:text-properties style:font-name="Arial" fo:font-size="10.5pt" officeooo:paragraph-rsid="000f7f32" style:font-size-asian="10.5pt" style:font-size-complex="10.5pt"/>
    </style:style>
    <style:style style:name="P8" style:family="paragraph" style:parent-style-name="UrbanBody">
      <style:text-properties style:font-name="Arial" fo:font-size="11pt" style:font-size-asian="11pt" style:font-size-complex="11pt"/>
    </style:style>
    <style:style style:name="P9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0" style:family="paragraph" style:parent-style-name="UrbanBody">
      <style:paragraph-properties fo:text-align="justify" style:justify-single-word="false"/>
      <style:text-properties style:font-name="Arial" fo:font-size="11pt" officeooo:paragraph-rsid="001da2b5" style:font-size-asian="11pt" style:font-size-complex="11pt"/>
    </style:style>
    <style:style style:name="P11" style:family="paragraph" style:parent-style-name="UrbanBody">
      <style:text-properties style:font-name="Arial" fo:font-size="11pt" fo:font-style="normal" style:font-size-asian="11pt" style:font-style-asian="normal" style:font-size-complex="11pt" style:font-style-complex="normal"/>
    </style:style>
    <style:style style:name="P12" style:family="paragraph" style:parent-style-name="UrbanBody">
      <style:text-properties style:font-name="Arial" fo:font-size="9pt" officeooo:paragraph-rsid="000f7f32" style:font-size-asian="9pt" style:font-size-complex="9pt"/>
    </style:style>
    <style:style style:name="P1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da2b5" style:font-size-asian="10pt" style:font-size-complex="10pt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86a19"/>
    </style:style>
    <style:style style:name="T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7" style:family="text">
      <style:text-properties style:font-name="arial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8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office:annotation><dc:creator>Gauthier Bastien</dc:creator><dc:date>2011-01-13T14:56:41</dc:date><text:p text:style-name="P14">do text</text:p><text:p text:style-name="P14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13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"><text:span text:style-name="T8"><text:conditional-text text:condition="ooow:&quot;view.do_mailing()&quot;" text:string-value-if-true="&quot;mailed_data.getSignaletic()&quot;" text:string-value-if-false="">mailed_data.getSignaletic()</text:conditional-text></text:span><text:span text:style-name="T9"><text:s/></text:span><text:span text:style-name="T8"><text:conditional-text text:condition="ooow:&quot;view.do_mailing()&quot;" text:string-value-if-true="&quot;None&quot;" text:string-value-if-false="">None</text:conditional-text></text:span><text:span text:style-name="T9"><text:s/></text:span><text:span text:style-name="T8"><text:conditional-text text:condition="ooow:&quot;view.do_mailing()&quot;" text:string-value-if-true="&quot;None&quot;" text:string-value-if-false="">None</text:conditional-text></text:span><text:span text:style-name="T9"><text:line-break/></text:span><text:span text:style-name="T8"><text:conditional-text text:condition="ooow:&quot;view.do_mailing()&quot;" text:string-value-if-true="&quot;mailed_data.street&quot;" text:string-value-if-false="">mailed_data.street</text:conditional-text></text:span><text:span text:style-name="T8">, </text:span><text:span text:style-name="T8"><text:conditional-text text:condition="ooow:&quot;view.do_mailing()&quot;" text:string-value-if-true="&quot;mailed_data.number&quot;" text:string-value-if-false="">mailed_data.number</text:conditional-text></text:span><text:span text:style-name="T9"><text:line-break/></text:span><text:span text:style-name="T8"><text:conditional-text text:condition="ooow:&quot;view.do_mailing()&quot;" text:string-value-if-true="&quot;mailed_data.zipcode&quot;" text:string-value-if-false="">mailed_data.zipcode</text:conditional-text></text:span><text:span text:style-name="T8"> </text:span><text:span text:style-name="T8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4"/>
      <text:p text:style-name="P5"><text:span text:style-name="T4">Notification</text:span> de la décision du Collège communal</text:p>
      <text:p text:style-name="P3"/>
      <text:p text:style-name="P12"/>
      <text:p text:style-name="P12"/>
      <text:p text:style-name="P7"><office:annotation><dc:creator>Gauthier Bastien</dc:creator><dc:date>2011-02-16T16:12:24</dc:date><text:p text:style-name="P14">do text if self.hasMultipleApplicants()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4">do text if self.hasSingleApplicant()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/text:p>
      <text:p text:style-name="P3"/>
      <text:p text:style-name="P2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9"/>
      <text:p text:style-name="P9">Conformément à l'article 35 du décret du 11 mars 1999 relatif au permis d’environnement, nous vous transmettons une copie de la décision concernant le dossier repris sous rubrique.</text:p>
      <text:p text:style-name="P9"/>
      <text:p text:style-name="P10">Demeurant à votre disposition, nous vous prions d'agréer, <text:span text:style-name="T7"><text:conditional-text text:condition="ooow:&quot;view.do_mailing()&quot;" text:string-value-if-true="&quot;mailed_data.getPersonTitleValue()&quot;" text:string-value-if-false="">mailed_data.getPersonTitleValue()</text:conditional-text></text:span>, nos salutations distinguées.</text:p>
      <text:p text:style-name="P9"/>
      <text:p text:style-name="P8"/>
      <text:p text:style-name="P8"/>
      <text:p text:style-name="P8"><office:annotation><dc:creator>Gauthier Bastien</dc:creator><dc:date>2011-01-13T14:56:41</dc:date><text:p text:style-name="P14">do text</text:p><text:p text:style-name="P14">from document(at=signatures, format='odt')</text:p></office:annotation><text:span text:style-name="T1">Import depuis signatures.odt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3:42.247227291</dc:date>
    <dc:language>fr-FR</dc:language>
    <meta:editing-cycles>156</meta:editing-cycles>
    <meta:editing-duration>P2DT5H32M58S</meta:editing-duration>
    <meta:document-statistic meta:table-count="1" meta:image-count="0" meta:object-count="0" meta:page-count="1" meta:paragraph-count="12" meta:word-count="89" meta:character-count="811" meta:non-whitespace-character-count="747"/>
    <meta:user-defined meta:name="Info 1"/>
    <meta:user-defined meta:name="Info 2"/>
    <meta:user-defined meta:name="Info 3"/>
    <meta:user-defined meta:name="Info 4"/>
  </office:meta>
</office:document-meta>
</file>